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1000000EECB0D325A359A1D71.png" manifest:media-type="image/png"/>
  <manifest:file-entry manifest:full-path="Pictures/100002010000018D000000FC7A419EC90D5706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Calibri" svg:font-family="Calibri" style:font-family-generic="roman" style:font-pitch="variable"/>
    <style:font-face style:name="文泉驛微米黑" svg:font-family="文泉驛微米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TC Regular" svg:font-family="'Noto Sans CJK TC Regular'" style:font-family-generic="system" style:font-pitch="variable"/>
    <style:font-face style:name="宋体" svg:font-family="宋体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文泉驛微米黑" fo:font-size="11pt" style:font-name-asian="文泉驛微米黑1" style:font-size-asian="11pt" style:font-name-complex="文泉驛微米黑1" style:font-size-complex="11pt"/>
    </style:style>
    <style:style style:name="T2" style:family="text">
      <style:text-properties style:font-name="文泉驛微米黑" fo:font-size="11pt" style:font-name-asian="文泉驛微米黑1" style:font-size-asian="11pt" style:font-name-complex="文泉驛微米黑1" style:font-size-complex="16pt"/>
    </style:style>
    <style:style style:name="fr1" style:family="graphic" style:parent-style-name="Graphics">
      <style:graphic-properties fo:margin-left="0cm" fo:margin-right="0.014cm" fo:margin-top="0cm" fo:margin-bottom="0.05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49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1"><draw:frame draw:style-name="fr1" draw:name="圖片 1" text:anchor-type="as-char" svg:width="14.009cm" svg:height="8.892cm" draw:z-index="0"><draw:image xlink:href="Pictures/100002010000018D000000FC7A419EC90D570677.png" xlink:type="simple" xlink:show="embed" xlink:actuate="onLoad"/><svg:desc>hw8-1</svg:desc></draw:frame></text:p>
      <text:p text:style-name="caption"><text:span text:style-name="T1">圖 </text:span><text:span text:style-name="T1"><text:sequence text:ref-name="ref圖0" text:name="圖" text:formula="ooow:圖+1" style:num-format="1">1</text:sequence></text:span><text:span text:style-name="T1"> Experiment 1</text:span></text:p>
      <text:p text:style-name="Standard"><draw:frame draw:style-name="fr2" draw:name="圖片 3" text:anchor-type="as-char" svg:width="13.021cm" svg:height="8.398cm" draw:z-index="1"><draw:image xlink:href="Pictures/1000020100000171000000EECB0D325A359A1D71.png" xlink:type="simple" xlink:show="embed" xlink:actuate="onLoad"/><svg:desc>hw8-2</svg:desc></draw:frame></text:p>
      <text:p text:style-name="caption"><text:span text:style-name="T2">圖 </text:span><text:span text:style-name="T2"><text:sequence text:ref-name="ref圖1" text:name="圖" text:formula="ooow:圖+1" style:num-format="1">2</text:sequence></text:span><text:span text:style-name="T2"> Experiment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Calibri" svg:font-family="Calibri" style:font-family-generic="roman" style:font-pitch="variable"/>
    <style:font-face style:name="文泉驛微米黑" svg:font-family="文泉驛微米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TC Regular" svg:font-family="'Noto Sans CJK TC Regular'" style:font-family-generic="system" style:font-pitch="variable"/>
    <style:font-face style:name="宋体" svg:font-family="宋体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TW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TW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default-outline-level="">
      <style:text-properties fo:font-size="10pt" style:font-size-asian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10:00</meta:creation-date>
    <meta:initial-creator>sitibanc</meta:initial-creator>
    <dc:creator>sitibanc</dc:creator>
    <dc:date>2017-11-28T10:19:23</dc:date>
    <meta:generator>LibreOffice/5.1.6.2$Linux_X86_64 LibreOffice_project/10m0$Build-2</meta:generator>
    <meta:document-statistic meta:table-count="0" meta:image-count="2" meta:object-count="0" meta:page-count="1" meta:paragraph-count="4" meta:word-count="8" meta:character-count="32" meta:non-whitespace-character-count="26"/>
    <meta:user-defined meta:name="DocSecurity" meta:value-type="float">0</meta:user-defined>
    <meta:user-defined meta:name="KSOProductBuildVer">1028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